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20100000281000000E0C1935768229858A3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Tahoma1" svg:font-family="Tahoma"/>
    <style:font-face style:name="Arial" svg:font-family="Arial, Arial" style:font-family-generic="swiss"/>
    <style:font-face style:name="Courier New" svg:font-family="'Courier New'" style:font-family-generic="modern" style:font-pitch="fixed"/>
    <style:font-face style:name="HG Mincho Light J" svg:font-family="'HG Mincho Light J', msmincho" style:font-pitch="variable"/>
    <style:font-face style:name="Lucida Sans Unicode" svg:font-family="'Lucida Sans Unicode'" style:font-pitch="variable"/>
    <style:font-face style:name="Thorndale" svg:font-family="Thorndale" style:font-family-generic="roman" style:font-pitch="variable"/>
    <style:font-face style:name="Thorndale1" svg:font-family="Thorndale, 'Times New Roman'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Arial1" svg:font-family="Arial" style:font-family-generic="swiss" style:font-pitch="variable"/>
    <style:font-face style:name="Arial2" svg:font-family="Arial" style:font-adornments="Normal" style:font-family-generic="swiss" style:font-pitch="variable"/>
    <style:font-face style:name="Arial Unicode MS1" svg:font-family="'Arial Unicode MS'" style:font-family-generic="swiss" style:font-pitch="variable"/>
    <style:font-face style:name="ArialMT" svg:font-family="ArialMT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2" style:family="table">
      <style:table-properties style:width="6.331cm" fo:margin-left="0.446cm" fo:margin-right="10.924cm" table:align="margins" style:writing-mode="lr-tb"/>
    </style:style>
    <style:style style:name="Tabla2.A" style:family="table-column">
      <style:table-column-properties style:column-width="1.524cm" style:rel-column-width="15769*"/>
    </style:style>
    <style:style style:name="Tabla2.B" style:family="table-column">
      <style:table-column-properties style:column-width="2.083cm" style:rel-column-width="21559*"/>
    </style:style>
    <style:style style:name="Tabla2.C" style:family="table-column">
      <style:table-column-properties style:column-width="1.24cm" style:rel-column-width="12845*"/>
    </style:style>
    <style:style style:name="Tabla2.D" style:family="table-column">
      <style:table-column-properties style:column-width="1.483cm" style:rel-column-width="15362*"/>
    </style:style>
    <style:style style:name="Tabla2.A1" style:family="table-cell">
      <style:table-cell-properties style:vertical-align="middle" style:border-line-width-left="0.002cm 0.088cm 0.002cm" style:border-line-width-top="0.002cm 0.088cm 0.002cm" style:border-line-width-bottom="0.002cm 0.088cm 0.002cm" fo:padding="0.049cm" fo:border-left="2.6pt double #808080" fo:border-right="none" fo:border-top="2.6pt double #808080" fo:border-bottom="2.6pt double #808080"/>
    </style:style>
    <style:style style:name="Tabla2.C1" style:family="table-cell">
      <style:table-cell-properties style:vertical-align="middle" fo:background-color="#ffcc99" style:border-line-width="0.002cm 0.088cm 0.002cm" fo:padding="0.049cm" fo:border="2.6pt double #808080">
        <style:background-image/>
      </style:table-cell-properties>
    </style:style>
    <style:style style:name="Tabla2.A2" style:family="table-cell">
      <style:table-cell-properties style:vertical-align="middle" style:border-line-width-left="0.002cm 0.088cm 0.002cm" style:border-line-width-bottom="0.002cm 0.088cm 0.002cm" fo:padding="0.049cm" fo:border-left="2.6pt double #808080" fo:border-right="none" fo:border-top="none" fo:border-bottom="2.6pt double #808080"/>
    </style:style>
    <style:style style:name="Tabla2.C2" style:family="table-cell">
      <style:table-cell-properties style:vertical-align="middle" style:border-line-width-left="0.002cm 0.088cm 0.002cm" style:border-line-width-bottom="0.002cm 0.088cm 0.002cm" fo:padding="0.049cm" fo:border-left="2.6pt double #808080" fo:border-right="none" fo:border-top="none" fo:border-bottom="2.6pt double #808080"/>
    </style:style>
    <style:style style:name="Tabla2.D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2.6pt double #808080" fo:border-right="2.6pt double #808080" fo:border-top="none" fo:border-bottom="2.6pt double #808080"/>
    </style:style>
    <style:style style:name="Tabla2.A3" style:family="table-cell">
      <style:table-cell-properties style:vertical-align="middle" fo:background-color="#ffcc99" style:border-line-width-left="0.002cm 0.088cm 0.002cm" style:border-line-width-bottom="0.002cm 0.088cm 0.002cm" fo:padding="0.049cm" fo:border-left="2.6pt double #808080" fo:border-right="none" fo:border-top="none" fo:border-bottom="2.6pt double #808080">
        <style:background-image/>
      </style:table-cell-properties>
    </style:style>
    <style:style style:name="Tabla2.B3" style:family="table-cell">
      <style:table-cell-properties style:vertical-align="middle" style:border-line-width-left="0.002cm 0.088cm 0.002cm" style:border-line-width-bottom="0.002cm 0.088cm 0.002cm" fo:padding="0.049cm" fo:border-left="2.6pt double #808080" fo:border-right="none" fo:border-top="none" fo:border-bottom="2.6pt double #808080"/>
    </style:style>
    <style:style style:name="Tabla2.C3" style:family="table-cell" style:data-style-name="N0">
      <style:table-cell-properties style:vertical-align="middle" style:border-line-width-left="0.002cm 0.088cm 0.002cm" style:border-line-width-bottom="0.002cm 0.088cm 0.002cm" fo:padding="0.049cm" fo:border-left="2.6pt double #808080" fo:border-right="none" fo:border-top="none" fo:border-bottom="2.6pt double #808080"/>
    </style:style>
    <style:style style:name="Tabla2.D3" style:family="table-cell" style:data-style-name="N0">
      <style:table-cell-properties style:vertical-align="middle" style:border-line-width-left="0.002cm 0.088cm 0.002cm" style:border-line-width-right="0.002cm 0.088cm 0.002cm" style:border-line-width-bottom="0.002cm 0.088cm 0.002cm" fo:padding="0.049cm" fo:border-left="2.6pt double #808080" fo:border-right="2.6pt double #808080" fo:border-top="none" fo:border-bottom="2.6pt double #808080"/>
    </style:style>
    <style:style style:name="Tabla2.B4" style:family="table-cell">
      <style:table-cell-properties style:vertical-align="middle" style:border-line-width-left="0.002cm 0.088cm 0.002cm" style:border-line-width-bottom="0.002cm 0.088cm 0.002cm" fo:padding="0.049cm" fo:border-left="2.6pt double #808080" fo:border-right="none" fo:border-top="none" fo:border-bottom="2.6pt double #808080"/>
    </style:style>
    <style:style style:name="Tabla2.C4" style:family="table-cell" style:data-style-name="N0">
      <style:table-cell-properties style:vertical-align="middle" style:border-line-width-left="0.002cm 0.088cm 0.002cm" style:border-line-width-bottom="0.002cm 0.088cm 0.002cm" fo:padding="0.049cm" fo:border-left="2.6pt double #808080" fo:border-right="none" fo:border-top="none" fo:border-bottom="2.6pt double #808080"/>
    </style:style>
    <style:style style:name="Tabla2.D4" style:family="table-cell" style:data-style-name="N0">
      <style:table-cell-properties style:vertical-align="middle" style:border-line-width-left="0.002cm 0.088cm 0.002cm" style:border-line-width-right="0.002cm 0.088cm 0.002cm" style:border-line-width-bottom="0.002cm 0.088cm 0.002cm" fo:padding="0.049cm" fo:border-left="2.6pt double #808080" fo:border-right="2.6pt double #808080" fo:border-top="none" fo:border-bottom="2.6pt double #808080"/>
    </style:style>
    <style:style style:name="Tabla1" style:family="table">
      <style:table-properties style:width="15.416cm" fo:margin-left="1.656cm" fo:margin-right="0.628cm" table:align="margins" style:writing-mode="lr-tb"/>
    </style:style>
    <style:style style:name="Tabla1.A" style:family="table-column">
      <style:table-column-properties style:column-width="4.604cm" style:rel-column-width="19570*"/>
    </style:style>
    <style:style style:name="Tabla1.B" style:family="table-column">
      <style:table-column-properties style:column-width="5.001cm" style:rel-column-width="21257*"/>
    </style:style>
    <style:style style:name="Tabla1.C" style:family="table-column">
      <style:table-column-properties style:column-width="5.812cm" style:rel-column-width="24708*"/>
    </style:style>
    <style:style style:name="Tabla1.A1" style:family="table-cell">
      <style:table-cell-properties style:vertical-align="middle" fo:padding="0.049cm" fo:border="none"/>
    </style:style>
    <style:style style:name="P1" style:family="paragraph" style:parent-style-name="Texto_20_predeterminado">
      <style:paragraph-properties fo:text-align="end" style:justify-single-word="false"/>
      <style:text-properties officeooo:paragraph-rsid="00108717"/>
    </style:style>
    <style:style style:name="P2" style:family="paragraph" style:parent-style-name="Texto_20_predeterminado">
      <style:paragraph-properties fo:text-align="end" style:justify-single-word="false"/>
      <style:text-properties officeooo:paragraph-rsid="0015fad8"/>
    </style:style>
    <style:style style:name="P3" style:family="paragraph" style:parent-style-name="Texto_20_predeterminado">
      <style:paragraph-properties fo:text-align="center" style:justify-single-word="false"/>
      <style:text-properties fo:font-size="10pt" officeooo:paragraph-rsid="000ca30d" style:font-size-asian="10pt" style:font-size-complex="10pt"/>
    </style:style>
    <style:style style:name="P4" style:family="paragraph" style:parent-style-name="Texto_20_predeterminado">
      <style:paragraph-properties fo:text-align="start" style:justify-single-word="false"/>
      <style:text-properties fo:font-size="10pt" style:font-size-asian="10pt" style:font-size-complex="10pt"/>
    </style:style>
    <style:style style:name="P5" style:family="paragraph" style:parent-style-name="Texto_20_predeterminado">
      <style:paragraph-properties fo:text-align="center" style:justify-single-word="false"/>
      <style:text-properties fo:font-size="14pt" style:font-size-asian="14pt" style:font-size-complex="14pt"/>
    </style:style>
    <style:style style:name="P6" style:family="paragraph" style:parent-style-name="Texto_20_predeterminado">
      <style:paragraph-properties fo:text-align="center" style:justify-single-word="false"/>
      <style:text-properties fo:font-size="14pt" officeooo:rsid="00108717" officeooo:paragraph-rsid="00108717" style:font-size-asian="14pt" style:font-size-complex="14pt"/>
    </style:style>
    <style:style style:name="P7" style:family="paragraph" style:parent-style-name="Texto_20_predeterminado">
      <style:paragraph-properties fo:text-align="start" style:justify-single-word="false"/>
      <style:text-properties fo:font-size="14pt" style:font-size-asian="14pt" style:font-size-complex="14pt"/>
    </style:style>
    <style:style style:name="P8" style:family="paragraph" style:parent-style-name="Texto_20_predeterminado">
      <style:paragraph-properties fo:text-align="end" style:justify-single-word="false"/>
      <style:text-properties fo:font-size="14pt" fo:font-style="italic" officeooo:paragraph-rsid="0023886d" style:font-size-asian="14pt" style:font-style-asian="italic" style:font-size-complex="14pt" style:font-style-complex="italic"/>
    </style:style>
    <style:style style:name="P9" style:family="paragraph" style:parent-style-name="Texto_20_predeterminado">
      <style:paragraph-properties fo:text-align="start" style:justify-single-word="false"/>
      <style:text-properties fo:font-size="12pt" style:font-size-asian="12pt" style:font-size-complex="12pt"/>
    </style:style>
    <style:style style:name="P10" style:family="paragraph" style:parent-style-name="Texto_20_predeterminado">
      <style:paragraph-properties fo:text-align="end" style:justify-single-word="false"/>
      <style:text-properties style:font-name="Arial1" fo:font-size="12pt" officeooo:paragraph-rsid="00108717" style:font-size-asian="12pt" style:font-size-complex="12pt"/>
    </style:style>
    <style:style style:name="P11" style:family="paragraph" style:parent-style-name="Texto_20_predeterminado">
      <style:paragraph-properties fo:text-align="end" style:justify-single-word="false"/>
      <style:text-properties style:font-name="Arial1" fo:font-size="18pt" fo:font-style="italic" officeooo:paragraph-rsid="00108717" style:font-size-asian="18pt" style:font-style-asian="italic" style:font-size-complex="14pt" style:font-style-complex="italic"/>
    </style:style>
    <style:style style:name="P12" style:family="paragraph" style:parent-style-name="Texto_20_predeterminado">
      <style:paragraph-properties fo:text-align="end" style:justify-single-word="false" fo:orphans="0" fo:widows="0" fo:hyphenation-ladder-count="no-limit" style:text-autospace="ideograph-alpha" style:punctuation-wrap="hanging" style:line-break="strict" style:writing-mode="lr-tb"/>
      <style:text-properties fo:font-size="8pt" style:font-size-asian="8pt" style:font-size-complex="8pt" fo:hyphenate="false" fo:hyphenation-remain-char-count="2" fo:hyphenation-push-char-count="2" loext:hyphenation-no-caps="false"/>
    </style:style>
    <style:style style:name="P13" style:family="paragraph" style:parent-style-name="Heading_20_2">
      <style:paragraph-properties fo:line-height="150%"/>
      <style:text-properties style:font-name="Arial2" fo:font-size="11pt" fo:language="es" fo:country="ES" fo:font-style="normal" fo:font-weight="bold" officeooo:paragraph-rsid="0036b9d2" style:font-size-asian="12pt" style:font-weight-asian="bold" style:font-weight-complex="bold"/>
    </style:style>
    <style:style style:name="P14" style:family="paragraph" style:parent-style-name="List_20_Contents" style:list-style-name="L2">
      <style:text-properties officeooo:paragraph-rsid="0036b9d2"/>
    </style:style>
    <style:style style:name="P15" style:family="paragraph" style:parent-style-name="List_20_Contents" style:list-style-name="L2">
      <style:text-properties officeooo:rsid="001ed860" officeooo:paragraph-rsid="0036b9d2"/>
    </style:style>
    <style:style style:name="P16" style:family="paragraph" style:parent-style-name="List_20_Contents" style:list-style-name="L4">
      <style:text-properties officeooo:paragraph-rsid="0036b9d2"/>
    </style:style>
    <style:style style:name="P17" style:family="paragraph" style:parent-style-name="List_20_Contents">
      <style:paragraph-properties fo:margin-top="0cm" fo:margin-bottom="0.499cm" style:contextual-spacing="false" fo:line-height="150%" fo:text-align="justify" style:justify-single-word="false"/>
      <style:text-properties style:font-name="Arial2" fo:font-size="11pt" fo:language="es" fo:country="ES" fo:font-style="italic" fo:font-weight="bold" officeooo:paragraph-rsid="0036b9d2" style:font-size-asian="12pt" style:font-style-asian="italic" style:font-weight-asian="bold" style:font-style-complex="italic" style:font-weight-complex="bold"/>
    </style:style>
    <style:style style:name="P18" style:family="paragraph" style:parent-style-name="List_20_Heading">
      <style:text-properties officeooo:paragraph-rsid="0036b9d2"/>
    </style:style>
    <style:style style:name="P19" style:family="paragraph" style:parent-style-name="Standard">
      <style:text-properties officeooo:paragraph-rsid="0036b9d2"/>
    </style:style>
    <style:style style:name="P20" style:family="paragraph" style:parent-style-name="Table_20_Contents">
      <style:text-properties fo:font-size="2pt" officeooo:paragraph-rsid="0036b9d2" style:font-size-asian="2pt" style:font-size-complex="2pt"/>
    </style:style>
    <style:style style:name="P21" style:family="paragraph" style:parent-style-name="Table_20_Contents" style:list-style-name="L5">
      <style:text-properties fo:font-size="11pt" officeooo:paragraph-rsid="0036b9d2" style:font-size-asian="11pt" style:font-size-complex="11pt"/>
    </style:style>
    <style:style style:name="P22" style:family="paragraph" style:parent-style-name="Table_20_Contents">
      <style:text-properties officeooo:paragraph-rsid="0036b9d2"/>
    </style:style>
    <style:style style:name="P23" style:family="paragraph" style:parent-style-name="Table_20_Heading">
      <style:text-properties fo:font-size="2pt" officeooo:paragraph-rsid="0036b9d2" style:font-size-asian="2pt" style:font-size-complex="2pt"/>
    </style:style>
    <style:style style:name="P24" style:family="paragraph" style:parent-style-name="Table_20_Heading">
      <style:text-properties fo:color="#ff6633" loext:opacity="100%" officeooo:paragraph-rsid="0036b9d2"/>
    </style:style>
    <style:style style:name="P25" style:family="paragraph" style:parent-style-name="Table_20_Heading" style:list-style-name="L5">
      <style:paragraph-properties fo:text-align="start" style:justify-single-word="false"/>
      <style:text-properties fo:font-size="11pt" officeooo:paragraph-rsid="0036b9d2" style:font-size-asian="11pt" style:font-size-complex="11pt"/>
    </style:style>
    <style:style style:name="P26" style:family="paragraph" style:parent-style-name="Table_20_Heading">
      <style:text-properties officeooo:paragraph-rsid="0036b9d2"/>
    </style:style>
    <style:style style:name="P27" style:family="paragraph" style:parent-style-name="Text_20_body">
      <style:text-properties fo:font-size="11pt" fo:font-weight="bold" officeooo:paragraph-rsid="0036b9d2" style:font-size-asian="11pt" style:font-weight-asian="bold" style:font-size-complex="11pt" style:font-weight-complex="bold"/>
    </style:style>
    <style:style style:name="P28" style:family="paragraph" style:parent-style-name="Text_20_body" style:list-style-name="L5">
      <style:paragraph-properties fo:margin-top="0cm" fo:margin-bottom="0cm" style:contextual-spacing="false" fo:line-height="150%" fo:text-align="justify" style:justify-single-word="false"/>
      <style:text-properties fo:font-size="11pt" fo:language="es" fo:country="ES" style:text-underline-style="solid" style:text-underline-width="auto" style:text-underline-color="font-color" officeooo:paragraph-rsid="0036b9d2" style:font-size-asian="11pt" style:font-size-complex="11pt"/>
    </style:style>
    <style:style style:name="P29" style:family="paragraph" style:parent-style-name="Text_20_body" style:list-style-name="L5">
      <style:paragraph-properties fo:margin-top="0cm" fo:margin-bottom="0cm" style:contextual-spacing="false"/>
      <style:text-properties fo:font-size="11pt" officeooo:paragraph-rsid="0036b9d2" style:font-size-asian="11pt" style:font-size-complex="11pt"/>
    </style:style>
    <style:style style:name="P30" style:family="paragraph" style:parent-style-name="Text_20_body" style:list-style-name="L5">
      <style:paragraph-properties fo:margin-top="0cm" fo:margin-bottom="0cm" style:contextual-spacing="false"/>
      <style:text-properties officeooo:paragraph-rsid="0036b9d2"/>
    </style:style>
    <style:style style:name="P31" style:family="paragraph" style:parent-style-name="Texto_20_predeterminado">
      <style:paragraph-properties fo:line-height="150%" fo:text-align="justify" style:justify-single-word="false"/>
      <style:text-properties fo:font-weight="bold" officeooo:paragraph-rsid="0036b9d2" style:font-weight-asian="bold" style:font-weight-complex="bold"/>
    </style:style>
    <style:style style:name="P32" style:family="paragraph" style:parent-style-name="Texto_20_predeterminado">
      <style:paragraph-properties fo:line-height="150%" fo:text-align="justify" style:justify-single-word="false"/>
      <style:text-properties style:font-name="Arial2" fo:font-size="11pt" fo:language="es" fo:country="ES" fo:font-style="normal" fo:font-weight="bold" officeooo:paragraph-rsid="0036b9d2" style:font-size-asian="12pt" style:font-weight-asian="bold" style:font-weight-complex="bold"/>
    </style:style>
    <style:style style:name="P33" style:family="paragraph" style:parent-style-name="Texto_20_predeterminado" style:master-page-name="Standard">
      <style:paragraph-properties fo:line-height="150%" fo:text-align="justify" style:justify-single-word="false" style:page-number="auto"/>
      <style:text-properties style:font-name="Arial2" fo:font-size="11pt" fo:language="es" fo:country="ES" fo:font-style="normal" fo:font-weight="bold" officeooo:paragraph-rsid="002cca67" style:font-size-asian="12pt" style:font-weight-asian="bold" style:font-weight-complex="bold"/>
    </style:style>
    <style:style style:name="P34" style:family="paragraph">
      <style:paragraph-properties fo:text-align="start"/>
    </style:style>
    <style:style style:name="T1" style:family="text">
      <style:text-properties fo:font-size="18pt" style:font-size-asian="18pt"/>
    </style:style>
    <style:style style:name="T2" style:family="text">
      <style:text-properties style:font-name="Arial1" fo:font-size="10pt" officeooo:rsid="000ca30d" style:font-size-asian="10pt" style:font-size-complex="10pt"/>
    </style:style>
    <style:style style:name="T3" style:family="text">
      <style:text-properties style:font-name="Arial1" fo:font-size="18pt" fo:font-style="italic" style:font-size-asian="18pt" style:font-style-asian="italic" style:font-size-complex="14pt" style:font-style-complex="italic"/>
    </style:style>
    <style:style style:name="T4" style:family="text">
      <style:text-properties style:font-name="Arial1" fo:font-size="14pt" fo:font-style="italic" style:font-size-asian="14pt" style:font-style-asian="italic" style:font-size-complex="14pt" style:font-style-complex="italic"/>
    </style:style>
    <style:style style:name="T5" style:family="text">
      <style:text-properties style:font-name="Arial1" fo:font-size="12pt" officeooo:rsid="00108717" style:font-size-asian="12pt" style:font-size-complex="12pt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font-size="14pt" fo:font-style="italic" style:font-size-asian="14pt" style:font-style-asian="italic" style:font-size-complex="14pt" style:font-style-complex="italic"/>
    </style:style>
    <style:style style:name="T8" style:family="text">
      <style:text-properties officeooo:rsid="00108717"/>
    </style:style>
    <style:style style:name="T9" style:family="text">
      <style:text-properties fo:color="#000000" loext:opacity="100%" style:font-name="Thorndale1" officeooo:rsid="0023886d" style:font-name-asian="HG Mincho Light J" style:language-asian="es" style:country-asian="ES" style:font-name-complex="Arial Unicode MS1" style:language-complex="es" style:country-complex="ES"/>
    </style:style>
    <style:style style:name="T10" style:family="text">
      <style:text-properties fo:color="#000000" loext:opacity="100%" style:font-name="Thorndale1" fo:font-size="12pt" officeooo:rsid="0030951e" style:font-name-asian="HG Mincho Light J" style:font-size-asian="12pt" style:language-asian="es" style:country-asian="ES" style:font-name-complex="Arial Unicode MS1" style:font-size-complex="12pt" style:language-complex="es" style:country-complex="ES"/>
    </style:style>
    <style:style style:name="T11" style:family="text">
      <style:text-properties fo:color="#000000" loext:opacity="100%" style:font-name="Thorndale1" fo:font-size="12pt" officeooo:rsid="0031c7c8" style:font-name-asian="HG Mincho Light J" style:font-size-asian="12pt" style:language-asian="es" style:country-asian="ES" style:font-name-complex="Arial Unicode MS1" style:font-size-complex="12pt" style:language-complex="es" style:country-complex="ES"/>
    </style:style>
    <style:style style:name="T12" style:family="text">
      <style:text-properties fo:color="#000000" loext:opacity="100%" style:font-name="Thorndale1" fo:font-size="11pt" fo:language="es" fo:country="ES" officeooo:rsid="001ed860" style:font-name-asian="HG Mincho Light J" style:font-size-asian="11pt" style:language-asian="es" style:country-asian="ES" style:font-name-complex="Arial Unicode MS1" style:font-size-complex="11pt" style:language-complex="es" style:country-complex="ES"/>
    </style:style>
    <style:style style:name="T13" style:family="text">
      <style:text-properties fo:color="#000000" loext:opacity="100%" officeooo:rsid="002fce84" style:font-name-asian="HG Mincho Light J" style:language-asian="es" style:country-asian="ES" style:font-name-complex="Arial Unicode MS1" style:font-size-complex="12pt" style:language-complex="es" style:country-complex="ES"/>
    </style:style>
    <style:style style:name="T14" style:family="text">
      <style:text-properties fo:text-transform="uppercase" style:use-window-font-color="true" loext:opacity="0%" style:font-name="Arial1" fo:language="es" fo:country="ES" fo:font-style="italic" style:font-name-asian="Lucida Sans Unicode" style:language-asian="es" style:country-asian="ES" style:font-style-asian="italic" style:font-name-complex="Arial1" style:language-complex="es" style:country-complex="ES" style:font-style-complex="italic"/>
    </style:style>
    <style:style style:name="T15" style:family="text">
      <style:text-properties fo:text-transform="uppercase" style:use-window-font-color="true" loext:opacity="0%" style:font-name="Arial1" fo:language="es" fo:country="ES" fo:font-style="italic" officeooo:rsid="000adf5c" style:font-name-asian="Lucida Sans Unicode" style:language-asian="es" style:country-asian="ES" style:font-style-asian="italic" style:font-name-complex="Arial1" style:language-complex="es" style:country-complex="ES" style:font-style-complex="italic"/>
    </style:style>
    <style:style style:name="T16" style:family="text">
      <style:text-properties fo:text-transform="uppercase" style:use-window-font-color="true" loext:opacity="0%" style:font-name="Arial1" fo:language="es" fo:country="ES" fo:font-style="italic" officeooo:rsid="00083abc" style:font-name-asian="Lucida Sans Unicode" style:language-asian="es" style:country-asian="ES" style:font-style-asian="italic" style:font-name-complex="Arial1" style:language-complex="es" style:country-complex="ES" style:font-style-complex="italic"/>
    </style:style>
    <style:style style:name="T17" style:family="text">
      <style:text-properties fo:text-transform="uppercase" style:use-window-font-color="true" loext:opacity="0%" style:font-name="Arial1" fo:language="es" fo:country="ES" fo:font-style="italic" officeooo:rsid="00246a34" style:font-name-asian="Lucida Sans Unicode" style:language-asian="es" style:country-asian="ES" style:font-style-asian="italic" style:font-name-complex="Arial1" style:language-complex="es" style:country-complex="ES" style:font-style-complex="italic"/>
    </style:style>
    <style:style style:name="T18" style:family="text">
      <style:text-properties fo:text-transform="uppercase" style:use-window-font-color="true" loext:opacity="0%" style:font-name="Arial1" fo:language="es" fo:country="ES" fo:font-style="italic" officeooo:rsid="0024f5d7" style:font-name-asian="Lucida Sans Unicode" style:language-asian="es" style:country-asian="ES" style:font-style-asian="italic" style:font-name-complex="Arial1" style:language-complex="es" style:country-complex="ES" style:font-style-complex="italic"/>
    </style:style>
    <style:style style:name="T19" style:family="text">
      <style:text-properties fo:text-transform="uppercase" style:use-window-font-color="true" loext:opacity="0%" style:font-name="Arial1" fo:language="es" fo:country="ES" style:font-name-asian="Lucida Sans Unicode" style:language-asian="es" style:country-asian="ES" style:font-name-complex="Arial1" style:language-complex="es" style:country-complex="ES"/>
    </style:style>
    <style:style style:name="T20" style:family="text">
      <style:text-properties fo:text-transform="uppercase" style:use-window-font-color="true" loext:opacity="0%" style:font-name="ArialMT" fo:font-size="9pt" fo:language="es" fo:country="ES" fo:font-style="italic" officeooo:rsid="00083abc" style:font-name-asian="Lucida Sans Unicode" style:font-size-asian="9pt" style:language-asian="es" style:country-asian="ES" style:font-style-asian="italic" style:font-name-complex="Arial1" style:language-complex="es" style:country-complex="ES" style:font-style-complex="italic"/>
    </style:style>
    <style:style style:name="T21" style:family="text">
      <style:text-properties fo:text-transform="uppercase" style:use-window-font-color="true" loext:opacity="0%" style:font-name="ArialMT" fo:font-size="9pt" fo:language="es" fo:country="ES" fo:font-style="italic" officeooo:rsid="0024f5d7" style:font-name-asian="Lucida Sans Unicode" style:font-size-asian="9pt" style:language-asian="es" style:country-asian="ES" style:font-style-asian="italic" style:font-name-complex="Arial1" style:language-complex="es" style:country-complex="ES" style:font-style-complex="italic"/>
    </style:style>
    <style:style style:name="T22" style:family="text">
      <style:text-properties fo:font-variant="normal" fo:text-transform="none" fo:color="#000000" loext:opacity="100%" style:font-name="Arial1" fo:font-size="11pt" fo:letter-spacing="normal" fo:font-style="normal" fo:font-weight="normal" officeooo:rsid="00187aa2" style:font-size-asian="11pt" style:font-weight-asian="normal" style:font-size-complex="11pt" style:font-weight-complex="normal"/>
    </style:style>
    <style:style style:name="T23" style:family="text">
      <style:text-properties fo:font-size="11pt" style:font-size-asian="11pt" style:font-size-complex="11pt"/>
    </style:style>
    <style:style style:name="T24" style:family="text">
      <style:text-properties fo:font-size="11pt" officeooo:rsid="001ed860" style:font-size-asian="11pt" style:font-size-complex="11pt"/>
    </style:style>
    <style:style style:name="T25" style:family="text">
      <style:text-properties style:text-underline-style="solid" style:text-underline-width="auto" style:text-underline-color="font-color" officeooo:rsid="001ed860"/>
    </style:style>
    <style:style style:name="T26" style:family="text">
      <style:text-properties officeooo:rsid="0030951e"/>
    </style:style>
    <style:style style:name="T27" style:family="text">
      <style:text-properties officeooo:rsid="002fce84"/>
    </style:style>
    <style:style style:name="T28" style:family="text">
      <style:text-properties officeooo:rsid="0031c7c8"/>
    </style:style>
    <style:style style:name="T29" style:family="text">
      <style:text-properties officeooo:rsid="001ed860"/>
    </style:style>
    <style:style style:name="fr1" style:family="graphic" style:parent-style-name="Frame">
      <style:graphic-properties fo:margin-left="0.201cm" fo:margin-right="0.201cm" fo:margin-top="0.201cm" fo:margin-bottom="0.201cm" style:wrap="parallel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cm" fo:padding-right="0cm" fo:padding-top="0.15cm" fo:padding-bottom="0.15cm" fo:border="0.06pt solid #000000"/>
    </style:style>
    <style:style style:name="fr2" style:family="graphic" style:parent-style-name="Frame">
      <style:graphic-properties fo:margin-left="0.201cm" fo:margin-right="0.201cm" fo:margin-top="0.201cm" fo:margin-bottom="0.201cm" style:wrap="parallel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="0.15cm" fo:border="0.06pt solid #000000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space-before="0.748cm" text:min-label-width="0.499cm"/>
      </text:list-level-style-bullet>
      <text:list-level-style-bullet text:level="2" text:style-name="Bullet_20_Symbols" text:bullet-char="•">
        <style:list-level-properties text:space-before="1.995cm" text:min-label-width="0.499cm"/>
      </text:list-level-style-bullet>
      <text:list-level-style-bullet text:level="3" text:style-name="Bullet_20_Symbols" text:bullet-char="•">
        <style:list-level-properties text:space-before="3.242cm" text:min-label-width="0.499cm"/>
      </text:list-level-style-bullet>
      <text:list-level-style-bullet text:level="4" text:style-name="Bullet_20_Symbols" text:bullet-char="•">
        <style:list-level-properties text:space-before="4.489cm" text:min-label-width="0.499cm"/>
      </text:list-level-style-bullet>
      <text:list-level-style-bullet text:level="5" text:style-name="Bullet_20_Symbols" text:bullet-char="•">
        <style:list-level-properties text:space-before="5.736cm" text:min-label-width="0.499cm"/>
      </text:list-level-style-bullet>
      <text:list-level-style-bullet text:level="6" text:style-name="Bullet_20_Symbols" text:bullet-char="•">
        <style:list-level-properties text:space-before="6.983cm" text:min-label-width="0.499cm"/>
      </text:list-level-style-bullet>
      <text:list-level-style-bullet text:level="7" text:style-name="Bullet_20_Symbols" text:bullet-char="•">
        <style:list-level-properties text:space-before="8.23cm" text:min-label-width="0.499cm"/>
      </text:list-level-style-bullet>
      <text:list-level-style-bullet text:level="8" text:style-name="Bullet_20_Symbols" text:bullet-char="•">
        <style:list-level-properties text:space-before="9.478cm" text:min-label-width="0.499cm"/>
      </text:list-level-style-bullet>
      <text:list-level-style-bullet text:level="9" text:style-name="Bullet_20_Symbols" text:bullet-char="•">
        <style:list-level-properties text:space-before="10.725cm" text:min-label-width="0.499cm"/>
      </text:list-level-style-bullet>
      <text:list-level-style-bullet text:level="10" text:style-name="Bullet_20_Symbols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text:bullet-char="•">
        <style:list-level-properties text:space-before="0.748cm" text:min-label-width="0.499cm"/>
      </text:list-level-style-bullet>
      <text:list-level-style-bullet text:level="2" text:style-name="Bullet_20_Symbols" text:bullet-char="•">
        <style:list-level-properties text:space-before="1.995cm" text:min-label-width="0.499cm"/>
      </text:list-level-style-bullet>
      <text:list-level-style-bullet text:level="3" text:style-name="Bullet_20_Symbols" text:bullet-char="•">
        <style:list-level-properties text:space-before="3.242cm" text:min-label-width="0.499cm"/>
      </text:list-level-style-bullet>
      <text:list-level-style-bullet text:level="4" text:style-name="Bullet_20_Symbols" text:bullet-char="•">
        <style:list-level-properties text:space-before="4.489cm" text:min-label-width="0.499cm"/>
      </text:list-level-style-bullet>
      <text:list-level-style-bullet text:level="5" text:style-name="Bullet_20_Symbols" text:bullet-char="•">
        <style:list-level-properties text:space-before="5.736cm" text:min-label-width="0.499cm"/>
      </text:list-level-style-bullet>
      <text:list-level-style-bullet text:level="6" text:style-name="Bullet_20_Symbols" text:bullet-char="•">
        <style:list-level-properties text:space-before="6.983cm" text:min-label-width="0.499cm"/>
      </text:list-level-style-bullet>
      <text:list-level-style-bullet text:level="7" text:style-name="Bullet_20_Symbols" text:bullet-char="•">
        <style:list-level-properties text:space-before="8.23cm" text:min-label-width="0.499cm"/>
      </text:list-level-style-bullet>
      <text:list-level-style-bullet text:level="8" text:style-name="Bullet_20_Symbols" text:bullet-char="•">
        <style:list-level-properties text:space-before="9.478cm" text:min-label-width="0.499cm"/>
      </text:list-level-style-bullet>
      <text:list-level-style-bullet text:level="9" text:style-name="Bullet_20_Symbols" text:bullet-char="•">
        <style:list-level-properties text:space-before="10.725cm" text:min-label-width="0.499cm"/>
      </text:list-level-style-bullet>
      <text:list-level-style-bullet text:level="10" text:style-name="Bullet_20_Symbols" text:bullet-char="•">
        <style:list-level-properties text:space-before="11.972cm" text:min-label-width="0.499cm"/>
      </text:list-level-style-bullet>
    </text:list-style>
    <text:list-style style:name="L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">
      <text:list-level-style-bullet text:level="1" text:style-name="Bullet_20_Symbols" text:bullet-char="•">
        <style:list-level-properties text:space-before="0.748cm" text:min-label-width="0.499cm"/>
      </text:list-level-style-bullet>
      <text:list-level-style-bullet text:level="2" text:style-name="Bullet_20_Symbols" text:bullet-char="•">
        <style:list-level-properties text:space-before="1.995cm" text:min-label-width="0.499cm"/>
      </text:list-level-style-bullet>
      <text:list-level-style-bullet text:level="3" text:style-name="Bullet_20_Symbols" text:bullet-char="•">
        <style:list-level-properties text:space-before="3.242cm" text:min-label-width="0.499cm"/>
      </text:list-level-style-bullet>
      <text:list-level-style-bullet text:level="4" text:style-name="Bullet_20_Symbols" text:bullet-char="•">
        <style:list-level-properties text:space-before="4.489cm" text:min-label-width="0.499cm"/>
      </text:list-level-style-bullet>
      <text:list-level-style-bullet text:level="5" text:style-name="Bullet_20_Symbols" text:bullet-char="•">
        <style:list-level-properties text:space-before="5.736cm" text:min-label-width="0.499cm"/>
      </text:list-level-style-bullet>
      <text:list-level-style-bullet text:level="6" text:style-name="Bullet_20_Symbols" text:bullet-char="•">
        <style:list-level-properties text:space-before="6.983cm" text:min-label-width="0.499cm"/>
      </text:list-level-style-bullet>
      <text:list-level-style-bullet text:level="7" text:style-name="Bullet_20_Symbols" text:bullet-char="•">
        <style:list-level-properties text:space-before="8.23cm" text:min-label-width="0.499cm"/>
      </text:list-level-style-bullet>
      <text:list-level-style-bullet text:level="8" text:style-name="Bullet_20_Symbols" text:bullet-char="•">
        <style:list-level-properties text:space-before="9.478cm" text:min-label-width="0.499cm"/>
      </text:list-level-style-bullet>
      <text:list-level-style-bullet text:level="9" text:style-name="Bullet_20_Symbols" text:bullet-char="•">
        <style:list-level-properties text:space-before="10.725cm" text:min-label-width="0.499cm"/>
      </text:list-level-style-bullet>
      <text:list-level-style-bullet text:level="10" text:style-name="Bullet_20_Symbols" text:bullet-char="•">
        <style:list-level-properties text:space-before="11.972cm" text:min-label-width="0.499cm"/>
      </text:list-level-style-bullet>
    </text:list-style>
    <style:style style:name="gr1" style:family="graphic">
      <style:graphic-properties style:vertical-pos="top" style:vertical-rel="baseline" style:horizontal-pos="from-left" style:horizontal-rel="paragraph" draw:wrap-influence-on-position="once-concurrent" loext:allow-overlap="true" style:flow-with-text="false"/>
    </style:style>
    <number:number-style style:name="N0">
      <number:number number:min-integer-digits="1"/>
    </number:number-style>
  </office:automatic-styles>
  <office:body>
    <office:text>
      <office:forms form:automatic-focus="false" form:apply-design-mode="false">
        <form:form form:name="comentario" form:apply-filter="true" form:enctype="application/text" form:method="post" form:control-implementation="ooo:com.sun.star.form.component.Form" office:target-frame="" xlink:href="mailto:elisa@danielcastelao.org" xlink:type="simple">
          <form:properties>
            <form:property form:property-name="PropertyChangeNotificationEnabled" office:value-type="boolean" office:boolean-value="true"/>
          </form:properties>
        </form:form>
        <form:form form:name="comentario" form:apply-filter="true" form:enctype="application/text" form:method="post" form:control-implementation="ooo:com.sun.star.form.component.Form" office:target-frame="" xlink:href="mailto:elisa@danielcastelao.org" xlink:type="simple">
          <form:properties>
            <form:property form:property-name="PropertyChangeNotificationEnabled" office:value-type="boolean" office:boolean-value="true"/>
          </form:properties>
        </form:form>
        <form:form form:name="unnamed0" form:apply-filter="true" form:enctype="application/text" form:method="post" form:control-implementation="ooo:com.sun.star.form.component.Form" office:target-frame="" xlink:href="mailto:direccion@correo.com" xlink:type="simple">
          <form:properties>
            <form:property form:property-name="PropertyChangeNotificationEnabled" office:value-type="boolean" office:boolean-value="true"/>
          </form:properties>
          <form:radio form:name="Field220" form:control-implementation="ooo:com.sun.star.form.component.RadioButton" xml:id="control1" form:id="control1" form:tab-index="1" form:value="Definitivamente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Field220" form:control-implementation="ooo:com.sun.star.form.component.RadioButton" xml:id="control2" form:id="control2" form:tab-index="2" form:value="Probablemente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Field220" form:control-implementation="ooo:com.sun.star.form.component.RadioButton" xml:id="control3" form:id="control3" form:tab-index="3" form:value="No estoy seguro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listbox form:name="Field426" form:control-implementation="ooo:com.sun.star.form.component.ListBox" xml:id="control4" form:id="control4" form:dropdown="true" form:tab-index="6" form:input-required="false" form:bound-column="1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ListBox"/>
              <form:property form:property-name="ObjIDinMSO" office:value-type="float" office:value="65535"/>
              <form:list-property form:property-name="TypedItemList" office:value-type="float"/>
            </form:properties>
            <form:option form:label="Producto 1" form:value="Producto 1" form:current-selected="true" form:selected="true"/>
            <form:option form:label="Producto 2" form:value="Producto 2"/>
            <form:option form:label="Producto 3" form:value="Producto 3"/>
          </form:listbox>
          <form:radio form:name="Field325" form:control-implementation="ooo:com.sun.star.form.component.RadioButton" xml:id="control5" form:id="control5" form:tab-index="9" form:value="Insatisfecho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Field325" form:control-implementation="ooo:com.sun.star.form.component.RadioButton" xml:id="control6" form:id="control6" form:tab-index="11" form:value="Satisfecho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Field326" form:control-implementation="ooo:com.sun.star.form.component.RadioButton" xml:id="control7" form:id="control7" form:tab-index="14" form:value="Insatisfecho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Field326" form:control-implementation="ooo:com.sun.star.form.component.RadioButton" xml:id="control8" form:id="control8" form:tab-index="16" form:value="Satisfecho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Field327" form:control-implementation="ooo:com.sun.star.form.component.RadioButton" xml:id="control9" form:id="control9" form:tab-index="19" form:value="Insatisfecho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Field327" form:control-implementation="ooo:com.sun.star.form.component.RadioButton" xml:id="control10" form:id="control10" form:tab-index="21" form:value="Satisfecho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3"/>
      <text:p text:style-name="P31">1- Obtén la <text:s/>siguiente lista (<text:span text:style-name="T10">3.</text:span><text:span text:style-name="T11">5</text:span> puntos):</text:p>
      <text:p text:style-name="P19"><text:span text:style-name="Strong_20_Emphasis"><text:span text:style-name="T25">Roscón de reyes</text:span></text:span></text:p>
      <text:p text:style-name="P19"><text:span text:style-name="Strong_20_Emphasis"><text:span text:style-name="T25"/></text:span></text:p>
      <text:p text:style-name="P19"><text:span text:style-name="Strong_20_Emphasis">Ingredientes:</text:span> </text:p>
      <text:list xml:id="list2010101220" text:style-name="L2">
        <text:list-item>
          <text:p text:style-name="P14">100g de harina </text:p>
        </text:list-item>
        <text:list-item>
          <text:p text:style-name="P14">10g de azúcar </text:p>
        </text:list-item>
        <text:list-item>
          <text:p text:style-name="P14">1 taza de agua </text:p>
        </text:list-item>
        <text:list-item>
          <text:p text:style-name="P14">2 huevos </text:p>
        </text:list-item>
        <text:list-item>
          <text:p text:style-name="P14">sal</text:p>
        </text:list-item>
        <text:list-item>
          <text:p text:style-name="P15">200g frutas escarchadas</text:p>
        </text:list-item>
      </text:list>
      <text:p text:style-name="P18"><text:span text:style-name="Strong_20_Emphasis">Pasos a seguir:</text:span> </text:p>
      <text:list xml:id="list2743515254" text:style-name="L4">
        <text:list-item>
          <text:p text:style-name="P16">Mezcle los ingredientes secos <text:span text:style-name="T10">siguiendo el orden:</text:span> </text:p>
          <text:p text:style-name="P16"><text:s/><text:span text:style-name="T26">a. Harina.</text:span></text:p>
          <text:p text:style-name="P16"><text:s/><text:span text:style-name="T26">b. Sal</text:span></text:p>
          <text:p text:style-name="P16"><text:s/><text:span text:style-name="T26">c. Azúcar</text:span></text:p>
        </text:list-item>
        <text:list-item>
          <text:p text:style-name="P16">Vierta los ingredientes líquidos. </text:p>
        </text:list-item>
        <text:list-item>
          <text:p text:style-name="P16">Remueva durante 10 minutos. </text:p>
        </text:list-item>
        <text:list-item>
          <text:p text:style-name="P16">Hornear durante una hora a 300 grados. </text:p>
        </text:list-item>
      </text:list>
      <text:p text:style-name="P18"><text:span text:style-name="Strong_20_Emphasis">Notas:</text:span> </text:p>
      <text:p text:style-name="P17">Puede añadir uvas para mejorar la receta. </text:p>
      <text:p text:style-name="P32"><text:s text:c="2"/><text:span text:style-name="T13">2</text:span>- Obtén la siguiente tabla de alturas y pesos para una edad determinada : (3 puntos)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eLine2151617578176">
          <table:table-cell table:style-name="Tabla2.A1" office:value-type="string">
            <text:p text:style-name="P20"/>
          </table:table-cell>
          <table:table-cell table:style-name="Tabla2.A1" table:number-rows-spanned="2" office:value-type="string">
            <text:p text:style-name="P23"/>
          </table:table-cell>
          <table:table-cell table:style-name="Tabla2.C1" table:number-columns-spanned="2" office:value-type="string">
            <text:p text:style-name="P26">Sexo</text:p>
          </table:table-cell>
          <table:covered-table-cell/>
        </table:table-row>
        <table:table-row table:style-name="TableLine2151617576816">
          <table:table-cell table:style-name="Tabla2.A2" office:value-type="string">
            <text:p text:style-name="P20"/>
          </table:table-cell>
          <table:covered-table-cell/>
          <table:table-cell table:style-name="Tabla2.C2" office:value-type="string">
            <text:p text:style-name="P24">Niñas </text:p>
          </table:table-cell>
          <table:table-cell table:style-name="Tabla2.D2" office:value-type="string">
            <text:p text:style-name="P24">Niños</text:p>
          </table:table-cell>
        </table:table-row>
        <table:table-row table:style-name="TableLine2151617566208">
          <table:table-cell table:style-name="Tabla2.A3" table:number-rows-spanned="2" office:value-type="string">
            <text:p text:style-name="P26">Media</text:p>
          </table:table-cell>
          <table:table-cell table:style-name="Tabla2.B4" office:value-type="string">
            <text:p text:style-name="P26">Altura</text:p>
          </table:table-cell>
          <table:table-cell table:style-name="Tabla2.C3" office:value-type="float" office:value="1.1">
            <text:p text:style-name="P22">1,1</text:p>
          </table:table-cell>
          <table:table-cell table:style-name="Tabla2.D3" office:value-type="float" office:value="1.2">
            <text:p text:style-name="P22">1,2</text:p>
          </table:table-cell>
        </table:table-row>
        <table:table-row table:style-name="TableLine2151617575184">
          <table:covered-table-cell/>
          <table:table-cell table:style-name="Tabla2.B4" office:value-type="string">
            <text:p text:style-name="P26">Peso</text:p>
          </table:table-cell>
          <table:table-cell table:style-name="Tabla2.C4" office:value-type="float" office:value="35">
            <text:p text:style-name="P22">35</text:p>
          </table:table-cell>
          <table:table-cell table:style-name="Tabla2.D4" office:value-type="float" office:value="38">
            <text:p text:style-name="P22">38</text:p>
          </table:table-cell>
        </table:table-row>
      </table:table>
      <text:h text:style-name="P13" text:outline-level="2"><text:span text:style-name="T27">3- E</text:span>ncuesta de servicio al cliente <text:span text:style-name="T28">(3,5 puntos)</text:span></text:h>
      <text:p text:style-name="P27">Por favor complete esta encuesta.</text:p>
      <text:list xml:id="list3347209097" text:style-name="L5">
        <text:list-item>
          <text:p text:style-name="P29"><text:bookmark text:name="fo49li220"/>¿Usaría nuestro producto/servicio en el futuro?</text:p>
          <text:p text:style-name="P30"><text:bookmark text:name="Field220_0"/><text:bookmark text:name="radioDefault_220"/><text:span text:style-name="T23"><draw:control text:anchor-type="as-char" draw:z-index="3" draw:name="Forma1" draw:style-name="gr1" draw:text-style-name="P34" svg:width="0.345cm" svg:height="0.345cm" draw:control="control1"/></text:span><text:bookmark text:name="Field220_1"/><text:span text:style-name="T12">Si <text:s/></text:span><text:span text:style-name="T23"><draw:control text:anchor-type="as-char" draw:z-index="4" draw:name="Forma2" draw:style-name="gr1" draw:text-style-name="P34" svg:width="0.345cm" svg:height="0.345cm" draw:control="control2"/></text:span><text:span text:style-name="T24">N</text:span><text:span text:style-name="T12">o <text:s/></text:span><text:span text:style-name="T23"><draw:control text:anchor-type="as-char" draw:z-index="5" draw:name="Forma3" draw:style-name="gr1" draw:text-style-name="P34" svg:width="0.345cm" svg:height="0.345cm" draw:control="control3"/></text:span><text:span text:style-name="T23">No estoy seguro</text:span></text:p>
        </text:list-item>
        <text:list-item>
          <text:p text:style-name="P29"><text:bookmark text:name="fo49li426"/>¿Por qué producto se comunicó con el servicio al cliente <text:span text:style-name="T29">(producto1, producto2 y producto3)</text:span>?</text:p>
          <text:p text:style-name="P29"><text:bookmark text:name="Field426"/><draw:control text:anchor-type="as-char" draw:z-index="6" draw:name="Forma4" draw:style-name="gr1" draw:text-style-name="P34" svg:width="2.647cm" svg:height="0.821cm" draw:control="control4"/></text:p>
        </text:list-item>
        <text:list-item>
          <text:p text:style-name="P29">¿Qué tan satisfecho estuvo con los siguientes aspectos del servicio al cliente?</text:p>
        </text:list-item>
      </text:list>
      <table:table table:name="Tabla1" table:style-name="Tabla1">
        <table:table-column table:style-name="Tabla1.A"/>
        <table:table-column table:style-name="Tabla1.B"/>
        <table:table-column table:style-name="Tabla1.C"/>
        <table:table-header-rows>
          <table:table-row table:style-name="TableLine2151617572192">
            <table:table-cell table:style-name="Tabla1.A1" office:value-type="string">
              <text:list xml:id="list204901306866607" text:continue-numbering="true" text:style-name="L5">
                <text:list-header>
                  <text:p text:style-name="P25"/>
                </text:list-header>
              </text:list>
            </table:table-cell>
            <table:table-cell table:style-name="Tabla1.A1" office:value-type="string">
              <text:list xml:id="list204902533561903" text:continue-numbering="true" text:style-name="L5">
                <text:list-header>
                  <text:p text:style-name="P21"><text:span text:style-name="T29">S</text:span>atisfecho</text:p>
                </text:list-header>
              </text:list>
            </table:table-cell>
            <table:table-cell table:style-name="Tabla1.A1" office:value-type="string">
              <text:list xml:id="list204901224409235" text:continue-numbering="true" text:style-name="L5">
                <text:list-header>
                  <text:p text:style-name="P21"><text:span text:style-name="T29">Ins</text:span>atisfecho</text:p>
                </text:list-header>
              </text:list>
            </table:table-cell>
          </table:table-row>
        </table:table-header-rows>
        <table:table-row table:style-name="TableLine2151617568112">
          <table:table-cell table:style-name="Tabla1.A1" office:value-type="string">
            <text:list xml:id="list204902201596222" text:continue-numbering="true" text:style-name="L5">
              <text:list-header>
                <text:p text:style-name="P25"><text:span text:style-name="T27">P</text:span>untualidad</text:p>
              </text:list-header>
            </text:list>
          </table:table-cell>
          <table:table-cell table:style-name="Tabla1.A1" office:value-type="string">
            <text:list xml:id="list204900651939348" text:continue-numbering="true" text:style-name="L5">
              <text:list-header>
                <text:p text:style-name="P21"><text:bookmark text:name="Field325_2"/><draw:control text:anchor-type="as-char" draw:z-index="7" draw:name="Forma6" draw:style-name="gr1" draw:text-style-name="P34" svg:width="0.345cm" svg:height="0.345cm" draw:control="control5"/></text:p>
              </text:list-header>
            </text:list>
          </table:table-cell>
          <table:table-cell table:style-name="Tabla1.A1" office:value-type="string">
            <text:list xml:id="list204901774578810" text:continue-numbering="true" text:style-name="L5">
              <text:list-header>
                <text:p text:style-name="P21"><text:bookmark text:name="Field325_4"/><draw:control text:anchor-type="as-char" draw:z-index="8" draw:name="Forma7" draw:style-name="gr1" draw:text-style-name="P34" svg:width="0.345cm" svg:height="0.345cm" draw:control="control6"/></text:p>
              </text:list-header>
            </text:list>
          </table:table-cell>
        </table:table-row>
        <table:table-row table:style-name="TableLine2151617576544">
          <table:table-cell table:style-name="Tabla1.A1" office:value-type="string">
            <text:list xml:id="list204901766784620" text:continue-numbering="true" text:style-name="L5">
              <text:list-header>
                <text:p text:style-name="P25">Cordialidad</text:p>
              </text:list-header>
            </text:list>
          </table:table-cell>
          <table:table-cell table:style-name="Tabla1.A1" office:value-type="string">
            <text:list xml:id="list204900696517891" text:continue-numbering="true" text:style-name="L5">
              <text:list-header>
                <text:p text:style-name="P21"><text:bookmark text:name="Field326_2"/><draw:control text:anchor-type="as-char" draw:z-index="9" draw:name="Forma8" draw:style-name="gr1" draw:text-style-name="P34" svg:width="0.345cm" svg:height="0.345cm" draw:control="control7"/></text:p>
              </text:list-header>
            </text:list>
          </table:table-cell>
          <table:table-cell table:style-name="Tabla1.A1" office:value-type="string">
            <text:list xml:id="list204901918568567" text:continue-numbering="true" text:style-name="L5">
              <text:list-header>
                <text:p text:style-name="P21"><text:bookmark text:name="Field326_4"/><draw:control text:anchor-type="as-char" draw:z-index="10" draw:name="Forma9" draw:style-name="gr1" draw:text-style-name="P34" svg:width="0.345cm" svg:height="0.345cm" draw:control="control8"/></text:p>
              </text:list-header>
            </text:list>
          </table:table-cell>
        </table:table-row>
        <table:table-row table:style-name="TableLine2151617573824">
          <table:table-cell table:style-name="Tabla1.A1" office:value-type="string">
            <text:list xml:id="list204902231576938" text:continue-numbering="true" text:style-name="L5">
              <text:list-header>
                <text:p text:style-name="P25">Conocimientos</text:p>
              </text:list-header>
            </text:list>
          </table:table-cell>
          <table:table-cell table:style-name="Tabla1.A1" office:value-type="string">
            <text:list xml:id="list204902469275184" text:continue-numbering="true" text:style-name="L5">
              <text:list-header>
                <text:p text:style-name="P21"><text:bookmark text:name="Field327_2"/><draw:control text:anchor-type="as-char" draw:z-index="11" draw:name="Forma10" draw:style-name="gr1" draw:text-style-name="P34" svg:width="0.345cm" svg:height="0.345cm" draw:control="control9"/></text:p>
              </text:list-header>
            </text:list>
          </table:table-cell>
          <table:table-cell table:style-name="Tabla1.A1" office:value-type="string">
            <text:list xml:id="list204901680238786" text:continue-numbering="true" text:style-name="L5">
              <text:list-header>
                <text:p text:style-name="P21"><text:bookmark text:name="Field327_4"/><draw:control text:anchor-type="as-char" draw:z-index="12" draw:name="Forma11" draw:style-name="gr1" draw:text-style-name="P34" svg:width="0.345cm" svg:height="0.345cm" draw:control="control10"/></text:p>
              </text:list-header>
            </text:list>
          </table:table-cell>
        </table:table-row>
      </table:table>
      <text:list xml:id="list204901105926245" text:continue-numbering="true" text:style-name="L5">
        <text:list-header>
          <text:p text:style-name="P28"><text:span text:style-name="Strong_20_Emphasis"><text:span text:style-name="T22"/></text:span></text:p>
        </text:list-header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StarSymbol" svg:font-family="StarSymbol" style:font-charset="x-symbol"/>
    <style:font-face style:name="Tahoma1" svg:font-family="Tahoma"/>
    <style:font-face style:name="Arial" svg:font-family="Arial, Arial" style:font-family-generic="swiss"/>
    <style:font-face style:name="Courier New" svg:font-family="'Courier New'" style:font-family-generic="modern" style:font-pitch="fixed"/>
    <style:font-face style:name="HG Mincho Light J" svg:font-family="'HG Mincho Light J', msmincho" style:font-pitch="variable"/>
    <style:font-face style:name="Lucida Sans Unicode" svg:font-family="'Lucida Sans Unicode'" style:font-pitch="variable"/>
    <style:font-face style:name="Thorndale" svg:font-family="Thorndale" style:font-family-generic="roman" style:font-pitch="variable"/>
    <style:font-face style:name="Thorndale1" svg:font-family="Thorndale, 'Times New Roman'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Arial1" svg:font-family="Arial" style:font-family-generic="swiss" style:font-pitch="variable"/>
    <style:font-face style:name="Arial2" svg:font-family="Arial" style:font-adornments="Normal" style:font-family-generic="swiss" style:font-pitch="variable"/>
    <style:font-face style:name="Arial Unicode MS1" svg:font-family="'Arial Unicode MS'" style:font-family-generic="swiss" style:font-pitch="variable"/>
    <style:font-face style:name="ArialMT" svg:font-family="ArialMT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horndale" fo:font-size="12pt" fo:language="gl" fo:country="ES" style:font-name-asian="Andale Sans UI" style:font-size-asian="12pt" style:language-asian="es" style:country-asian="ES" style:font-name-complex="Tahoma" style:font-size-complex="12pt" style:language-complex="es" style:country-complex="E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horndale" fo:font-size="12pt" fo:language="gl" fo:country="ES" style:font-name-asian="Andale Sans UI" style:font-size-asian="12pt" style:language-asian="es" style:country-asian="ES" style:font-name-complex="Tahoma" style:font-size-complex="12pt" style:language-complex="es" style:country-complex="ES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writing-mode="lr-tb"/>
      <style:text-properties fo:color="#000000" loext:opacity="100%" style:font-name="Thorndale1" fo:font-family="Thorndale, 'Times New Roman'" style:font-family-generic="roman" style:font-pitch="variable" fo:font-size="12pt" style:font-name-asian="HG Mincho Light J" style:font-family-asian="'HG Mincho Light J', msmincho" style:font-pitch-asian="variable" style:font-size-asian="12pt" style:language-asian="es" style:country-asian="ES" style:font-name-complex="Arial Unicode MS1" style:font-family-complex="'Arial Unicode MS'" style:font-family-generic-complex="swiss" style:font-pitch-complex="variable" style:font-size-complex="12pt" style:language-complex="es" style:country-complex="ES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lbany" fo:font-family="Albany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Normal" style:family="paragraph" style:parent-style-name="Standard">
      <style:text-properties fo:font-size="10pt" style:font-size-asian="10pt"/>
    </style:style>
    <style:style style:name="Texto_20_predeterminado" style:display-name="Texto predeterminado" style:family="paragraph" style:parent-style-name="Normal">
      <style:paragraph-properties fo:margin-top="0cm" fo:margin-bottom="0cm" style:contextual-spacing="false" style:line-height-at-least="0.176cm"/>
      <style:text-properties fo:font-size="12pt"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family="'Times New Roman'" style:font-family-generic="roman" style:font-pitch="variable" fo:font-size="14pt" fo:font-weight="bold" style:font-name-asian="Arial Unicode MS" style:font-family-asian="'Arial Unicode MS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Default" style:family="paragraph" style:parent-style-name="Standard">
      <style:paragraph-properties fo:text-align="start" style:justify-single-word="false" fo:hyphenation-ladder-count="no-limit" style:text-autospace="none" style:punctuation-wrap="hanging" style:line-break="strict" style:writing-mode="page"/>
      <style:text-properties style:font-name="Arial" fo:font-family="Arial, Arial" style:font-family-generic="swiss" fo:language="es" fo:country="ES" style:font-name-asian="Arial" style:font-family-asian="Arial, Arial" style:font-family-generic-asian="swiss" style:language-asian="es" style:country-asian="ES" style:font-name-complex="Arial" style:font-family-complex="Arial, Arial" style:font-family-generic-complex="swiss" style:language-complex="es" style:country-complex="ES" fo:hyphenate="false" fo:hyphenation-remain-char-count="2" fo:hyphenation-push-char-count="2" loext:hyphenation-no-caps="false"/>
    </style:style>
    <style:style style:name="Heading_20_2" style:display-name="Heading 2" style:family="paragraph" style:parent-style-name="Heading" style:next-style-name="Text_20_body" style:default-outline-level="2" style:class="text">
      <style:text-properties style:font-name="Times New Roman" fo:font-family="'Times New Roman'" style:font-family-generic="roman" style:font-pitch="variable" fo:font-size="18pt" fo:font-weight="bold" style:font-name-asian="Arial Unicode MS" style:font-family-asian="'Arial Unicode MS'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8pt" style:font-weight-complex="bold"/>
    </style:style>
    <style:style style:name="Footnote_20_Symbol" style:display-name="Footnote Symbol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Footnote_20_anchor" style:display-name="Footnote anchor" style:family="text">
      <style:text-properties style:text-position="super 58%"/>
    </style:style>
    <style:style style:name="Absatz-Standardschriftart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Source_20_Text" style:display-name="Source Text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exto_20_predeterminado">
      <style:paragraph-properties fo:text-align="end" style:justify-single-word="false"/>
      <style:text-properties officeooo:paragraph-rsid="00108717"/>
    </style:style>
    <style:style style:name="MP2" style:family="paragraph" style:parent-style-name="Texto_20_predeterminado">
      <style:paragraph-properties fo:text-align="center" style:justify-single-word="false"/>
      <style:text-properties fo:font-size="10pt" officeooo:paragraph-rsid="000ca30d" style:font-size-asian="10pt" style:font-size-complex="10pt"/>
    </style:style>
    <style:style style:name="MP3" style:family="paragraph" style:parent-style-name="Texto_20_predeterminado">
      <style:paragraph-properties fo:text-align="center" style:justify-single-word="false"/>
      <style:text-properties fo:font-size="14pt" style:font-size-asian="14pt" style:font-size-complex="14pt"/>
    </style:style>
    <style:style style:name="MP4" style:family="paragraph" style:parent-style-name="Texto_20_predeterminado">
      <style:paragraph-properties fo:text-align="center" style:justify-single-word="false"/>
      <style:text-properties fo:font-size="14pt" officeooo:rsid="00108717" officeooo:paragraph-rsid="00108717" style:font-size-asian="14pt" style:font-size-complex="14pt"/>
    </style:style>
    <style:style style:name="MP5" style:family="paragraph" style:parent-style-name="Texto_20_predeterminado">
      <style:paragraph-properties fo:text-align="start" style:justify-single-word="false"/>
      <style:text-properties fo:font-size="10pt" style:font-size-asian="10pt" style:font-size-complex="10pt"/>
    </style:style>
    <style:style style:name="MP6" style:family="paragraph" style:parent-style-name="Texto_20_predeterminado">
      <style:paragraph-properties fo:text-align="start" style:justify-single-word="false"/>
      <style:text-properties fo:font-size="12pt" style:font-size-asian="12pt" style:font-size-complex="12pt"/>
    </style:style>
    <style:style style:name="MP7" style:family="paragraph" style:parent-style-name="Texto_20_predeterminado">
      <style:paragraph-properties fo:text-align="end" style:justify-single-word="false"/>
      <style:text-properties style:font-name="Arial1" fo:font-size="12pt" officeooo:paragraph-rsid="00108717" style:font-size-asian="12pt" style:font-size-complex="12pt"/>
    </style:style>
    <style:style style:name="MP8" style:family="paragraph" style:parent-style-name="Texto_20_predeterminado">
      <style:paragraph-properties fo:text-align="end" style:justify-single-word="false"/>
      <style:text-properties fo:font-size="14pt" fo:font-style="italic" officeooo:paragraph-rsid="0023886d" style:font-size-asian="14pt" style:font-style-asian="italic" style:font-size-complex="14pt" style:font-style-complex="italic"/>
    </style:style>
    <style:style style:name="MP9" style:family="paragraph" style:parent-style-name="Texto_20_predeterminado">
      <style:paragraph-properties fo:text-align="start" style:justify-single-word="false"/>
      <style:text-properties fo:font-size="14pt" style:font-size-asian="14pt" style:font-size-complex="14pt"/>
    </style:style>
    <style:style style:name="MP10" style:family="paragraph" style:parent-style-name="Texto_20_predeterminado">
      <style:paragraph-properties fo:text-align="end" style:justify-single-word="false"/>
      <style:text-properties officeooo:paragraph-rsid="0015fad8"/>
    </style:style>
    <style:style style:name="MP11" style:family="paragraph" style:parent-style-name="Texto_20_predeterminado">
      <style:paragraph-properties fo:text-align="end" style:justify-single-word="false"/>
      <style:text-properties style:font-name="Arial1" fo:font-size="18pt" fo:font-style="italic" officeooo:paragraph-rsid="00108717" style:font-size-asian="18pt" style:font-style-asian="italic" style:font-size-complex="14pt" style:font-style-complex="italic"/>
    </style:style>
    <style:style style:name="MP12" style:family="paragraph" style:parent-style-name="Texto_20_predeterminado">
      <style:paragraph-properties fo:text-align="end" style:justify-single-word="false" fo:orphans="0" fo:widows="0" fo:hyphenation-ladder-count="no-limit" style:text-autospace="ideograph-alpha" style:punctuation-wrap="hanging" style:line-break="strict" style:writing-mode="lr-tb"/>
      <style:text-properties fo:font-size="8pt" style:font-size-asian="8pt" style:font-size-complex="8pt" fo:hyphenate="false" fo:hyphenation-remain-char-count="2" fo:hyphenation-push-char-count="2" loext:hyphenation-no-caps="false"/>
    </style:style>
    <style:style style:name="MT1" style:family="text">
      <style:text-properties fo:font-size="18pt" style:font-size-asian="18pt"/>
    </style:style>
    <style:style style:name="MT2" style:family="text">
      <style:text-properties style:font-name="Arial1" fo:font-size="10pt" officeooo:rsid="000ca30d" style:font-size-asian="10pt" style:font-size-complex="10pt"/>
    </style:style>
    <style:style style:name="MT3" style:family="text">
      <style:text-properties fo:font-size="10pt" style:font-size-asian="10pt" style:font-size-complex="10pt"/>
    </style:style>
    <style:style style:name="MT4" style:family="text">
      <style:text-properties style:font-name="Arial1" fo:font-size="18pt" fo:font-style="italic" style:font-size-asian="18pt" style:font-style-asian="italic" style:font-size-complex="14pt" style:font-style-complex="italic"/>
    </style:style>
    <style:style style:name="MT5" style:family="text">
      <style:text-properties style:font-name="Arial1" fo:font-size="14pt" fo:font-style="italic" style:font-size-asian="14pt" style:font-style-asian="italic" style:font-size-complex="14pt" style:font-style-complex="italic"/>
    </style:style>
    <style:style style:name="MT6" style:family="text">
      <style:text-properties fo:font-size="14pt" fo:font-style="italic" style:font-size-asian="14pt" style:font-style-asian="italic" style:font-size-complex="14pt" style:font-style-complex="italic"/>
    </style:style>
    <style:style style:name="MT7" style:family="text">
      <style:text-properties officeooo:rsid="00108717"/>
    </style:style>
    <style:style style:name="MT8" style:family="text">
      <style:text-properties fo:color="#000000" loext:opacity="100%" style:font-name="Thorndale1" officeooo:rsid="0023886d" style:font-name-asian="HG Mincho Light J" style:language-asian="es" style:country-asian="ES" style:font-name-complex="Arial Unicode MS1" style:language-complex="es" style:country-complex="ES"/>
    </style:style>
    <style:style style:name="MT9" style:family="text">
      <style:text-properties style:font-name="Arial1" fo:font-size="12pt" officeooo:rsid="00108717" style:font-size-asian="12pt" style:font-size-complex="12pt"/>
    </style:style>
    <style:style style:name="MT10" style:family="text">
      <style:text-properties fo:text-transform="uppercase" style:use-window-font-color="true" loext:opacity="0%" style:font-name="Arial1" fo:language="es" fo:country="ES" fo:font-style="italic" style:font-name-asian="Lucida Sans Unicode" style:language-asian="es" style:country-asian="ES" style:font-style-asian="italic" style:font-name-complex="Arial1" style:language-complex="es" style:country-complex="ES" style:font-style-complex="italic"/>
    </style:style>
    <style:style style:name="MT11" style:family="text">
      <style:text-properties fo:text-transform="uppercase" style:use-window-font-color="true" loext:opacity="0%" style:font-name="Arial1" fo:language="es" fo:country="ES" fo:font-style="italic" officeooo:rsid="000adf5c" style:font-name-asian="Lucida Sans Unicode" style:language-asian="es" style:country-asian="ES" style:font-style-asian="italic" style:font-name-complex="Arial1" style:language-complex="es" style:country-complex="ES" style:font-style-complex="italic"/>
    </style:style>
    <style:style style:name="MT12" style:family="text">
      <style:text-properties fo:text-transform="uppercase" style:use-window-font-color="true" loext:opacity="0%" style:font-name="Arial1" fo:language="es" fo:country="ES" fo:font-style="italic" officeooo:rsid="00083abc" style:font-name-asian="Lucida Sans Unicode" style:language-asian="es" style:country-asian="ES" style:font-style-asian="italic" style:font-name-complex="Arial1" style:language-complex="es" style:country-complex="ES" style:font-style-complex="italic"/>
    </style:style>
    <style:style style:name="MT13" style:family="text">
      <style:text-properties fo:text-transform="uppercase" style:use-window-font-color="true" loext:opacity="0%" style:font-name="Arial1" fo:language="es" fo:country="ES" style:font-name-asian="Lucida Sans Unicode" style:language-asian="es" style:country-asian="ES" style:font-name-complex="Arial1" style:language-complex="es" style:country-complex="ES"/>
    </style:style>
    <style:style style:name="MT14" style:family="text">
      <style:text-properties fo:text-transform="uppercase" style:use-window-font-color="true" loext:opacity="0%" style:font-name="Arial1" fo:language="es" fo:country="ES" fo:font-style="italic" officeooo:rsid="00246a34" style:font-name-asian="Lucida Sans Unicode" style:language-asian="es" style:country-asian="ES" style:font-style-asian="italic" style:font-name-complex="Arial1" style:language-complex="es" style:country-complex="ES" style:font-style-complex="italic"/>
    </style:style>
    <style:style style:name="MT15" style:family="text">
      <style:text-properties fo:text-transform="uppercase" style:use-window-font-color="true" loext:opacity="0%" style:font-name="Arial1" fo:language="es" fo:country="ES" fo:font-style="italic" officeooo:rsid="0024f5d7" style:font-name-asian="Lucida Sans Unicode" style:language-asian="es" style:country-asian="ES" style:font-style-asian="italic" style:font-name-complex="Arial1" style:language-complex="es" style:country-complex="ES" style:font-style-complex="italic"/>
    </style:style>
    <style:style style:name="MT16" style:family="text">
      <style:text-properties fo:text-transform="uppercase" style:use-window-font-color="true" loext:opacity="0%" style:font-name="ArialMT" fo:font-size="9pt" fo:language="es" fo:country="ES" fo:font-style="italic" officeooo:rsid="00083abc" style:font-name-asian="Lucida Sans Unicode" style:font-size-asian="9pt" style:language-asian="es" style:country-asian="ES" style:font-style-asian="italic" style:font-name-complex="Arial1" style:language-complex="es" style:country-complex="ES" style:font-style-complex="italic"/>
    </style:style>
    <style:style style:name="MT17" style:family="text">
      <style:text-properties fo:text-transform="uppercase" style:use-window-font-color="true" loext:opacity="0%" style:font-name="ArialMT" fo:font-size="9pt" fo:language="es" fo:country="ES" fo:font-style="italic" officeooo:rsid="0024f5d7" style:font-name-asian="Lucida Sans Unicode" style:font-size-asian="9pt" style:language-asian="es" style:country-asian="ES" style:font-style-asian="italic" style:font-name-complex="Arial1" style:language-complex="es" style:country-complex="ES" style:font-style-complex="italic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Frame">
      <style:graphic-properties fo:margin-left="0.201cm" fo:margin-right="0.201cm" fo:margin-top="0.201cm" fo:margin-bottom="0.201cm" style:wrap="parallel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="0.15cm" fo:border="0.06pt solid #000000"/>
    </style:style>
    <style:style style:name="Mfr3" style:family="graphic" style:parent-style-name="Frame">
      <style:graphic-properties fo:margin-left="0.201cm" fo:margin-right="0.201cm" fo:margin-top="0.201cm" fo:margin-bottom="0.201cm" style:wrap="parallel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cm" fo:padding-right="0cm" fo:padding-top="0.15cm" fo:padding-bottom="0.15cm" fo:border="0.06pt solid #000000"/>
    </style:style>
    <style:page-layout style:name="Mpm1" style:page-usage="mirrored">
      <style:page-layout-properties fo:page-width="21.001cm" fo:page-height="29.7cm" style:num-format="1" style:print-orientation="portrait" fo:margin-top="0.9cm" fo:margin-bottom="2cm" fo:margin-left="2.101cm" fo:margin-right="1.199cm" fo:background-color="#ffffff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solid" draw:fill-color="#ffffff" draw:opacity="100%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2cm" fo:margin-left="0cm" fo:margin-right="0cm" fo:margin-bottom="3.099cm" fo:border-top="none" fo:border-bottom="3.54pt double #808080" fo:border-left="none" fo:border-right="none" style:border-line-width-bottom="0.002cm 0.088cm 0.035cm" fo:padding="0cm" style:shadow="none" fo:background-color="transparent" style:dynamic-spacing="true" draw:fill="none" draw:fill-color="#99ccff"/>
      </style:header-style>
      <style:footer-style>
        <style:header-footer-properties fo:min-height="0.82cm" fo:margin-left="0cm" fo:margin-right="0cm" fo:margin-top="0.72cm" fo:background-color="transparent" style:dynamic-spacing="true" draw:fill="none" draw:fill-color="#99ccff"/>
      </style:footer-style>
    </style:page-layout>
    <style:style style:name="Mdp1" style:family="drawing-page">
      <style:drawing-page-properties draw:fill="solid" draw:fill-color="#ffffff" draw:opacity="100%"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xe1" text:anchor-type="paragraph" svg:x="0.081cm" svg:y="-0.448cm" svg:width="7.613cm" svg:height="2.66cm" draw:z-index="0"><draw:image xlink:href="Pictures/1000020100000281000000E0C1935768229858A3.png" xlink:type="simple" xlink:show="embed" xlink:actuate="onLoad" draw:mime-type="image/png"/></draw:frame><text:span text:style-name="MT1"><text:tab/><text:tab/></text:span><text:span text:style-name="MT2"><text:tab/></text:span><text:span text:style-name="MT3"> </text:span><text:span text:style-name="MT1"><text:s text:c="3"/></text:span></text:p>
        <text:p text:style-name="MP1"><text:span text:style-name="MT4"><text:tab/><text:tab/><text:tab/><text:tab/> <text:s text:c="4"/></text:span><text:span text:style-name="MT5">Ciclo.</text:span><text:span text:style-name="MT6">________________________________ <text:s text:c="3"/></text:span></text:p>
        <text:p text:style-name="MP2"><draw:frame draw:style-name="Mfr2" draw:name="Marco2" text:anchor-type="paragraph" svg:x="13.286cm" svg:y="0.118cm" svg:width="4.001cm" svg:height="1cm" draw:z-index="0"><draw:text-box><text:p text:style-name="MP3">Nota:______</text:p></draw:text-box></draw:frame><draw:frame draw:style-name="Mfr2" draw:name="Marco4" text:anchor-type="paragraph" svg:x="8.121cm" svg:y="0.139cm" svg:width="5.001cm" svg:height="1cm" draw:z-index="0"><draw:text-box><text:p text:style-name="MP4">Alumna/o:_________</text:p></draw:text-box></draw:frame></text:p>
        <text:p text:style-name="MP5"/>
        <text:p text:style-name="MP5"/>
        <text:p text:style-name="MP6"/>
        <text:p text:style-name="MP7">Modulo:___________________,EXAME:____________________ <text:span text:style-name="MT7">Data:____ / ___ de <text:s/>20___ </text:span></text:p>
      </style:header>
      <style:header-left>
        <text:p text:style-name="MP10"><draw:frame draw:style-name="Mfr1" draw:name="Imaxe2" text:anchor-type="paragraph" svg:x="0.081cm" svg:y="-0.448cm" svg:width="7.613cm" svg:height="2.66cm" draw:z-index="0"><draw:image xlink:href="Pictures/1000020100000281000000E0C1935768229858A3.png" xlink:type="simple" xlink:show="embed" xlink:actuate="onLoad" draw:mime-type="image/png"/></draw:frame><text:span text:style-name="MT5"><text:tab/><text:tab/> <text:s text:c="42"/>Ciclo.</text:span><text:span text:style-name="MT6">________________________________ </text:span><text:span text:style-name="MT1"><text:tab/><text:tab/></text:span><text:span text:style-name="MT2"><text:tab/></text:span><text:span text:style-name="MT3"> </text:span><text:span text:style-name="MT1"><text:s text:c="3"/></text:span></text:p>
        <text:p text:style-name="MP11"/>
        <text:p text:style-name="MP11"/>
        <text:p text:style-name="MP11"/>
        <text:p text:style-name="MP1"><text:span text:style-name="MT4"><text:tab/><text:tab/><text:tab/><text:tab/> <text:s text:c="2"/></text:span><text:span text:style-name="MT9"><text:s/></text:span></text:p>
      </style:header-left>
      <style:header-first>
        <text:p text:style-name="MP1"><draw:frame draw:style-name="Mfr1" draw:name="Imaxe4" text:anchor-type="paragraph" svg:x="-0.81cm" svg:y="-0.335cm" svg:width="7.084cm" svg:height="2.475cm" draw:z-index="0"><draw:image xlink:href="Pictures/1000020100000281000000E0C1935768229858A3.png" xlink:type="simple" xlink:show="embed" xlink:actuate="onLoad" draw:mime-type="image/png"/></draw:frame><text:span text:style-name="MT1"><text:s/></text:span><text:span text:style-name="MT5">Ciclo.</text:span><text:span text:style-name="MT6">________________________________</text:span></text:p>
        <text:p text:style-name="MP8"><text:s text:c="4"/></text:p>
        <text:p text:style-name="MP2"><draw:frame draw:style-name="Mfr2" draw:name="Marco7" text:anchor-type="paragraph" svg:x="14.683cm" svg:y="0.118cm" svg:width="3.05cm" svg:height="1cm" draw:z-index="1"><draw:text-box><text:p text:style-name="MP9">Nota:______</text:p></draw:text-box></draw:frame><draw:frame draw:style-name="Mfr3" draw:name="Marco8" text:anchor-type="paragraph" svg:x="6.763cm" svg:y="0.118cm" svg:width="7.922cm" svg:height="1cm" draw:z-index="2"><draw:text-box><text:p text:style-name="MP4"><text:span text:style-name="MT8">Nome</text:span>:__________________________</text:p></draw:text-box></draw:frame></text:p>
        <text:p text:style-name="MP5"/>
        <text:p text:style-name="MP5"/>
        <text:p text:style-name="MP6"/>
        <text:p text:style-name="MP7">Modulo:___________________,EXAME:____________________ <text:span text:style-name="MT7">Data:____ / ___ de <text:s/>20___ </text:span></text:p>
      </style:header-first>
      <style:footer>
        <text:p text:style-name="MP12"><text:span text:style-name="MT10">PO-08-F04 </text:span><text:span text:style-name="MT11">R</text:span><text:span text:style-name="MT12">00 22/04/18</text:span><text:span text:style-name="MT13"> </text:span></text:p>
      </style:footer>
      <style:footer-first>
        <text:p text:style-name="MP12"><text:span text:style-name="MT10">PO-08-F04 </text:span><text:span text:style-name="MT11">R</text:span><text:span text:style-name="MT12">0</text:span><text:span text:style-name="MT14">2</text:span><text:span text:style-name="MT12"> </text:span><text:span text:style-name="MT15">19</text:span><text:span text:style-name="MT16">/</text:span><text:span text:style-name="MT17">11</text:span><text:span text:style-name="MT16">/21</text:span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4.2$Windows_X86_64 LibreOffice_project/a529a4fab45b75fefc5b6226684193eb000654f6</meta:generator>
    <meta:creation-date>2021-11-26T16:52:53.007000000</meta:creation-date>
    <dc:language>es-ES</dc:language>
    <meta:editing-cycles>10</meta:editing-cycles>
    <meta:editing-duration>PT1H59M36S</meta:editing-duration>
    <dc:date>2022-11-30T20:32:38.273000000</dc:date>
    <meta:print-date>2022-06-01T19:48:29.650000000</meta:print-date>
    <meta:document-statistic meta:table-count="2" meta:image-count="3" meta:object-count="0" meta:page-count="1" meta:paragraph-count="64" meta:word-count="200" meta:character-count="1407" meta:non-whitespace-character-count="1175"/>
    <meta:user-defined meta:name="Info 1"/>
    <meta:user-defined meta:name="Info 2"/>
    <meta:user-defined meta:name="Info 3"/>
    <meta:user-defined meta:name="Info 4"/>
  </office:meta>
</office:document-meta>
</file>